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20.584cm" svg:height="11.582cm" svg:x="9.872cm" svg:y="1.859cm">
            <draw:object draw:notify-on-update-of-ranges="frequency_sweep.A1:frequency_sweep.A1 frequency_sweep.A2:frequency_sweep.A57 frequency_sweep.C1:frequency_sweep.C1 frequency_sweep.C2:frequency_sweep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<text:s/>Gain</text:p>
          </table:table-cell>
          <table:table-cell office:value-type="string" calcext:value-type="string">
            <text:p><text:s/>Gain(dB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83252588292" calcext:value-type="float">
            <text:p>0.128083252588292</text:p>
          </table:table-cell>
          <table:table-cell table:formula="of:=10*LOG10([.B2])" office:value-type="float" office:value="-8.92507652331643" calcext:value-type="float">
            <text:p>-8.9250765233164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89431682065445" calcext:value-type="float">
            <text:p>0.189431682065445</text:p>
          </table:table-cell>
          <table:table-cell table:formula="of:=10*LOG10([.B3])" office:value-type="float" office:value="-7.22547384384896" calcext:value-type="float">
            <text:p>-7.22547384384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613888655767" calcext:value-type="float">
            <text:p>0.247613888655767</text:p>
          </table:table-cell>
          <table:table-cell table:formula="of:=10*LOG10([.B4])" office:value-type="float" office:value="-6.06224999403953" calcext:value-type="float">
            <text:p>-6.0622499940395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01653302408618" calcext:value-type="float">
            <text:p>0.301653302408618</text:p>
          </table:table-cell>
          <table:table-cell table:formula="of:=10*LOG10([.B5])" office:value-type="float" office:value="-5.20491915797638" calcext:value-type="float">
            <text:p>-5.20491915797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0634388995277" calcext:value-type="float">
            <text:p>0.350634388995277</text:p>
          </table:table-cell>
          <table:table-cell table:formula="of:=10*LOG10([.B6])" office:value-type="float" office:value="-4.55145492068581" calcext:value-type="float">
            <text:p>-4.5514549206858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93740796972633" calcext:value-type="float">
            <text:p>0.393740796972633</text:p>
          </table:table-cell>
          <table:table-cell table:formula="of:=10*LOG10([.B7])" office:value-type="float" office:value="-4.04789583985102" calcext:value-type="float">
            <text:p>-4.04789583985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0255357783186" calcext:value-type="float">
            <text:p>0.430255357783186</text:p>
          </table:table-cell>
          <table:table-cell table:formula="of:=10*LOG10([.B8])" office:value-type="float" office:value="-3.66273712886084" calcext:value-type="float">
            <text:p>-3.662737128860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459560085755049" calcext:value-type="float">
            <text:p>0.459560085755049</text:p>
          </table:table-cell>
          <table:table-cell table:formula="of:=10*LOG10([.B9])" office:value-type="float" office:value="-3.3765769819326" calcext:value-type="float">
            <text:p>-3.3765769819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1166695912902" calcext:value-type="float">
            <text:p>0.481166695912902</text:p>
          </table:table-cell>
          <table:table-cell table:formula="of:=10*LOG10([.B10])" office:value-type="float" office:value="-3.1770444010567" calcext:value-type="float">
            <text:p>-3.17704440105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94708974525257" calcext:value-type="float">
            <text:p>0.494708974525257</text:p>
          </table:table-cell>
          <table:table-cell table:formula="of:=10*LOG10([.B11])" office:value-type="float" office:value="-3.056502110196" calcext:value-type="float">
            <text:p>-3.056502110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9965667462673" calcext:value-type="float">
            <text:p>0.499965667462673</text:p>
          </table:table-cell>
          <table:table-cell table:formula="of:=10*LOG10([.B12])" office:value-type="float" office:value="-3.01059817550876" calcext:value-type="float">
            <text:p>-3.0105981755087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500019073631848" calcext:value-type="float">
            <text:p>0.500019073631848</text:p>
          </table:table-cell>
          <table:table-cell table:formula="of:=10*LOG10([.B13])" office:value-type="float" office:value="-3.01013428833846" calcext:value-type="float">
            <text:p>-3.01013428833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0049591442806" calcext:value-type="float">
            <text:p>0.500049591442806</text:p>
          </table:table-cell>
          <table:table-cell table:formula="of:=10*LOG10([.B14])" office:value-type="float" office:value="-3.0098692322005" calcext:value-type="float">
            <text:p>-3.009869232200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500049591442806" calcext:value-type="float">
            <text:p>0.500049591442806</text:p>
          </table:table-cell>
          <table:table-cell table:formula="of:=10*LOG10([.B15])" office:value-type="float" office:value="-3.0098692322005" calcext:value-type="float">
            <text:p>-3.0098692322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0057220895545" calcext:value-type="float">
            <text:p>0.500057220895545</text:p>
          </table:table-cell>
          <table:table-cell table:formula="of:=10*LOG10([.B16])" office:value-type="float" office:value="-3.00980297069355" calcext:value-type="float">
            <text:p>-3.0098029706935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500041961990066" calcext:value-type="float">
            <text:p>0.500041961990066</text:p>
          </table:table-cell>
          <table:table-cell table:formula="of:=10*LOG10([.B17])" office:value-type="float" office:value="-3.00993549471843" calcext:value-type="float">
            <text:p>-3.009935494718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0072479801024" calcext:value-type="float">
            <text:p>0.500072479801024</text:p>
          </table:table-cell>
          <table:table-cell table:formula="of:=10*LOG10([.B18])" office:value-type="float" office:value="-3.00967045071249" calcext:value-type="float">
            <text:p>-3.0096704507124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500080109253763" calcext:value-type="float">
            <text:p>0.500080109253763</text:p>
          </table:table-cell>
          <table:table-cell table:formula="of:=10*LOG10([.B19])" office:value-type="float" office:value="-3.00960419223832" calcext:value-type="float">
            <text:p>-3.00960419223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1166695912902" calcext:value-type="float">
            <text:p>0.481166695912902</text:p>
          </table:table-cell>
          <table:table-cell table:formula="of:=10*LOG10([.B20])" office:value-type="float" office:value="-3.1770444010567" calcext:value-type="float">
            <text:p>-3.1770444010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0034332537327" calcext:value-type="float">
            <text:p>0.500034332537327</text:p>
          </table:table-cell>
          <table:table-cell table:formula="of:=10*LOG10([.B21])" office:value-type="float" office:value="-3.01000175824738" calcext:value-type="float">
            <text:p>-3.01000175824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179292139375" calcext:value-type="float">
            <text:p>0.500179292139375</text:p>
          </table:table-cell>
          <table:table-cell table:formula="of:=10*LOG10([.B22])" office:value-type="float" office:value="-3.00874292405125" calcext:value-type="float">
            <text:p>-3.00874292405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125885970199" calcext:value-type="float">
            <text:p>0.500125885970199</text:p>
          </table:table-cell>
          <table:table-cell table:formula="of:=10*LOG10([.B23])" office:value-type="float" office:value="-3.00920666262028" calcext:value-type="float">
            <text:p>-3.009206662620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00156403781157" calcext:value-type="float">
            <text:p>0.500156403781157</text:p>
          </table:table-cell>
          <table:table-cell table:formula="of:=10*LOG10([.B24])" office:value-type="float" office:value="-3.00894166308888" calcext:value-type="float">
            <text:p>-3.00894166308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05912825873" calcext:value-type="float">
            <text:p>0.5005912825873</text:p>
          </table:table-cell>
          <table:table-cell table:formula="of:=10*LOG10([.B25])" office:value-type="float" office:value="-3.00516717566781" calcext:value-type="float">
            <text:p>-3.005167175667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082779562222" calcext:value-type="float">
            <text:p>0.50082779562222</text:p>
          </table:table-cell>
          <table:table-cell table:formula="of:=10*LOG10([.B26])" office:value-type="float" office:value="-3.00311576062872" calcext:value-type="float">
            <text:p>-3.00311576062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01010902487965" calcext:value-type="float">
            <text:p>0.501010902487965</text:p>
          </table:table-cell>
          <table:table-cell table:formula="of:=10*LOG10([.B27])" office:value-type="float" office:value="-3.00152823356619" calcext:value-type="float">
            <text:p>-3.00152823356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01110085373576" calcext:value-type="float">
            <text:p>0.501110085373576</text:p>
          </table:table-cell>
          <table:table-cell table:formula="of:=10*LOG10([.B28])" office:value-type="float" office:value="-3.00066856531091" calcext:value-type="float">
            <text:p>-3.00066856531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9942779104455" calcext:value-type="float">
            <text:p>0.499942779104455</text:p>
          </table:table-cell>
          <table:table-cell table:formula="of:=10*LOG10([.B29])" office:value-type="float" office:value="-3.01079699946529" calcext:value-type="float">
            <text:p>-3.010796999465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1346598408496" calcext:value-type="float">
            <text:p>0.501346598408496</text:p>
          </table:table-cell>
          <table:table-cell table:formula="of:=10*LOG10([.B30])" office:value-type="float" office:value="-2.99861927361518" calcext:value-type="float">
            <text:p>-2.99861927361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1239786070145" calcext:value-type="float">
            <text:p>0.501239786070145</text:p>
          </table:table-cell>
          <table:table-cell table:formula="of:=10*LOG10([.B31])" office:value-type="float" office:value="-2.99954464044718" calcext:value-type="float">
            <text:p>-2.999544640447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01392375124932" calcext:value-type="float">
            <text:p>0.501392375124932</text:p>
          </table:table-cell>
          <table:table-cell table:formula="of:=10*LOG10([.B32])" office:value-type="float" office:value="-2.99822274818062" calcext:value-type="float">
            <text:p>-2.998222748180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01316080597539" calcext:value-type="float">
            <text:p>0.501316080597539</text:p>
          </table:table-cell>
          <table:table-cell table:formula="of:=10*LOG10([.B33])" office:value-type="float" office:value="-2.99888364401971" calcext:value-type="float">
            <text:p>-2.998883644019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1041420298922" calcext:value-type="float">
            <text:p>0.501041420298922</text:p>
          </table:table-cell>
          <table:table-cell table:formula="of:=10*LOG10([.B34])" office:value-type="float" office:value="-3.00126370213203" calcext:value-type="float">
            <text:p>-3.001263702132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00453952437992" calcext:value-type="float">
            <text:p>0.500453952437992</text:p>
          </table:table-cell>
          <table:table-cell table:formula="of:=10*LOG10([.B35])" office:value-type="float" office:value="-3.00635876470557" calcext:value-type="float">
            <text:p>-3.006358764705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00995643582486" calcext:value-type="float">
            <text:p>0.500995643582486</text:p>
          </table:table-cell>
          <table:table-cell table:formula="of:=10*LOG10([.B36])" office:value-type="float" office:value="-3.00166050532581" calcext:value-type="float">
            <text:p>-3.001660505325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0225068855811" calcext:value-type="float">
            <text:p>0.500225068855811</text:p>
          </table:table-cell>
          <table:table-cell table:formula="of:=10*LOG10([.B37])" office:value-type="float" office:value="-3.00834547325762" calcext:value-type="float">
            <text:p>-3.008345473257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0606541492779" calcext:value-type="float">
            <text:p>0.500606541492779</text:p>
          </table:table-cell>
          <table:table-cell table:formula="of:=10*LOG10([.B38])" office:value-type="float" office:value="-3.0050347970651" calcext:value-type="float">
            <text:p>-3.0050347970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9942779104455" calcext:value-type="float">
            <text:p>0.499942779104455</text:p>
          </table:table-cell>
          <table:table-cell table:formula="of:=10*LOG10([.B39])" office:value-type="float" office:value="-3.01079699946529" calcext:value-type="float">
            <text:p>-3.01079699946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5227777311533" calcext:value-type="float">
            <text:p>0.495227777311533</text:p>
          </table:table-cell>
          <table:table-cell table:formula="of:=10*LOG10([.B40])" office:value-type="float" office:value="-3.05195003739972" calcext:value-type="float">
            <text:p>-3.05195003739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9462123581875" calcext:value-type="float">
            <text:p>0.499462123581875</text:p>
          </table:table-cell>
          <table:table-cell table:formula="of:=10*LOG10([.B41])" office:value-type="float" office:value="-3.01497440657398" calcext:value-type="float">
            <text:p>-3.014974406573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0130082169206" calcext:value-type="float">
            <text:p>0.50130082169206</text:p>
          </table:table-cell>
          <table:table-cell table:formula="of:=10*LOG10([.B42])" office:value-type="float" office:value="-2.99901583525715" calcext:value-type="float">
            <text:p>-2.999015835257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67921965957382" calcext:value-type="float">
            <text:p>0.467921965957382</text:p>
          </table:table-cell>
          <table:table-cell table:formula="of:=10*LOG10([.B43])" office:value-type="float" office:value="-3.29826566968189" calcext:value-type="float">
            <text:p>-3.298265669681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97737867262781" calcext:value-type="float">
            <text:p>0.497737867262781</text:p>
          </table:table-cell>
          <table:table-cell table:formula="of:=10*LOG10([.B44])" office:value-type="float" office:value="-3.02999317428215" calcext:value-type="float">
            <text:p>-3.029993174282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00202180497593" calcext:value-type="float">
            <text:p>0.500202180497593</text:p>
          </table:table-cell>
          <table:table-cell table:formula="of:=10*LOG10([.B45])" office:value-type="float" office:value="-3.00854419410777" calcext:value-type="float">
            <text:p>-3.008544194107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83295313227182" calcext:value-type="float">
            <text:p>0.483295313227182</text:p>
          </table:table-cell>
          <table:table-cell table:formula="of:=10*LOG10([.B46])" office:value-type="float" office:value="-3.1578741642628" calcext:value-type="float">
            <text:p>-3.15787416426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01277933333842" calcext:value-type="float">
            <text:p>0.501277933333842</text:p>
          </table:table-cell>
          <table:table-cell table:formula="of:=10*LOG10([.B47])" office:value-type="float" office:value="-2.99921412965798" calcext:value-type="float">
            <text:p>-2.999214129657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7555981109475" calcext:value-type="float">
            <text:p>0.37555981109475</text:p>
          </table:table-cell>
          <table:table-cell table:formula="of:=10*LOG10([.B48])" office:value-type="float" office:value="-4.2532088806094" calcext:value-type="float">
            <text:p>-4.25320888060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01430522388629" calcext:value-type="float">
            <text:p>0.501430522388629</text:p>
          </table:table-cell>
          <table:table-cell table:formula="of:=10*LOG10([.B49])" office:value-type="float" office:value="-2.99789233797215" calcext:value-type="float">
            <text:p>-2.997892337972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00377657910598" calcext:value-type="float">
            <text:p>0.500377657910598</text:p>
          </table:table-cell>
          <table:table-cell table:formula="of:=10*LOG10([.B50])" office:value-type="float" office:value="-3.00702089991329" calcext:value-type="float">
            <text:p>-3.007020899913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00217439403072" calcext:value-type="float">
            <text:p>0.500217439403072</text:p>
          </table:table-cell>
          <table:table-cell table:formula="of:=10*LOG10([.B51])" office:value-type="float" office:value="-3.00841171253068" calcext:value-type="float">
            <text:p>-3.008411712530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00484470248949" calcext:value-type="float">
            <text:p>0.500484470248949</text:p>
          </table:table-cell>
          <table:table-cell table:formula="of:=10*LOG10([.B52])" office:value-type="float" office:value="-3.00609393888608" calcext:value-type="float">
            <text:p>-3.006093938886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77474040787054" calcext:value-type="float">
            <text:p>0.477474040787054</text:p>
          </table:table-cell>
          <table:table-cell table:formula="of:=10*LOG10([.B53])" office:value-type="float" office:value="-3.21050235073745" calcext:value-type="float">
            <text:p>-3.210502350737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9864272035767" calcext:value-type="float">
            <text:p>0.489864272035767</text:p>
          </table:table-cell>
          <table:table-cell table:formula="of:=10*LOG10([.B54])" office:value-type="float" office:value="-3.0992423440271" calcext:value-type="float">
            <text:p>-3.09924234402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50248338686666" calcext:value-type="float">
            <text:p>0.50248338686666</text:p>
          </table:table-cell>
          <table:table-cell table:formula="of:=10*LOG10([.B55])" office:value-type="float" office:value="-2.98878292338133" calcext:value-type="float">
            <text:p>-2.988782923381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90955283777495" calcext:value-type="float">
            <text:p>0.490955283777495</text:p>
          </table:table-cell>
          <table:table-cell table:formula="of:=10*LOG10([.B56])" office:value-type="float" office:value="-3.0895806163069" calcext:value-type="float">
            <text:p>-3.089580616306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57462749197" calcext:value-type="float">
            <text:p>0.357462749197</text:p>
          </table:table-cell>
          <table:table-cell table:formula="of:=10*LOG10([.B57])" office:value-type="float" office:value="-4.46769208858975" calcext:value-type="float">
            <text:p>-4.46769208858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6T01:06:37.946000000</dc:date>
    <meta:editing-duration>PT3M28S</meta:editing-duration>
    <meta:editing-cycles>2</meta:editing-cycles>
    <meta:generator>LibreOffice/7.0.3.1$Windows_X86_64 LibreOffice_project/d7547858d014d4cf69878db179d326fc3483e082</meta:generator>
    <meta:document-statistic meta:table-count="1" meta:cell-count="17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85cm" svg:height="11.583cm" xlink:href=".." xlink:type="simple" chart:class="chart:scatter" chart:style-name="ch1">
        <chart:title svg:x="8.132cm" svg:y="0.367cm" chart:style-name="ch2">
          <text:p>990kHz LPF, 32 taps</text:p>
        </chart:title>
        <chart:legend chart:legend-position="end" svg:x="17.68cm" svg:y="5.492cm" style:legend-expansion="high" chart:style-name="ch3"/>
        <chart:plot-area chart:style-name="ch4" table:cell-range-address="frequency_sweep.A1:frequency_sweep.A57 frequency_sweep.C1:frequency_sweep.C57" chart:data-source-has-labels="row" svg:x="1.422cm" svg:y="1.377cm" svg:width="15.847cm" svg:height="8.994cm">
          <chart:coordinate-region svg:x="2.149cm" svg:y="1.576cm" svg:width="14.748cm" svg:height="8.596cm"/>
          <chart:axis chart:dimension="x" chart:name="primary-x" chart:style-name="ch5">
            <chart:title svg:x="8.097cm" svg:y="10.602cm" chart:style-name="ch6">
              <text:p>Frequency (kHz)</text:p>
            </chart:title>
          </chart:axis>
          <chart:axis chart:dimension="y" chart:name="primary-y" chart:style-name="ch7">
            <chart:title svg:x="0.451cm" svg:y="6.619cm" chart:style-name="ch8">
              <text:p>Gain (dB)</text:p>
            </chart:title>
            <chart:grid chart:style-name="ch9" chart:class="major"/>
          </chart:axis>
          <chart:series chart:style-name="ch10" chart:values-cell-range-address="frequency_sweep.C2:frequency_sweep.C57" chart:label-cell-address="frequency_sweep.C1:frequency_sweep.C1" chart:class="chart:scatter">
            <chart:domain table:cell-range-address="frequency_sweep.A2:frequency_sweep.A57"/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ain(dB) 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quency_sweep.A2:frequency_sweep.A57</svg:desc>
                </draw:g>
              </table:table-cell>
              <table:table-cell office:value-type="float" office:value="-8.92507652331643">
                <text:p>-8.92507652331643</text:p>
                <draw:g>
                  <svg:desc>frequency_sweep.C2:frequency_sweep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-7.22547384384896">
                <text:p>-7.2254738438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6.06224999403953">
                <text:p>-6.06224999403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5.20491915797638">
                <text:p>-5.2049191579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4.55145492068581">
                <text:p>-4.55145492068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-4.04789583985102">
                <text:p>-4.04789583985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3.66273712886084">
                <text:p>-3.66273712886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-3.3765769819326">
                <text:p>-3.3765769819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3.1770444010567">
                <text:p>-3.1770444010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-3.056502110196">
                <text:p>-3.05650211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3.01059817550876">
                <text:p>-3.01059817550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-3.01013428833846">
                <text:p>-3.01013428833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3.0098692322005">
                <text:p>-3.0098692322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-3.0098692322005">
                <text:p>-3.0098692322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-3.00980297069355">
                <text:p>-3.00980297069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">
                <text:p>8.5</text:p>
              </table:table-cell>
              <table:table-cell office:value-type="float" office:value="-3.00993549471843">
                <text:p>-3.00993549471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3.00967045071249">
                <text:p>-3.00967045071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5">
                <text:p>9.5</text:p>
              </table:table-cell>
              <table:table-cell office:value-type="float" office:value="-3.00960419223832">
                <text:p>-3.00960419223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3.1770444010567">
                <text:p>-3.1770444010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3.01000175824738">
                <text:p>-3.01000175824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-3.00874292405125">
                <text:p>-3.0087429240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-3.00920666262028">
                <text:p>-3.00920666262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-3.00894166308888">
                <text:p>-3.00894166308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3.00516717566781">
                <text:p>-3.00516717566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-3.00311576062872">
                <text:p>-3.00311576062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.00152823356619">
                <text:p>-3.00152823356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-3.00066856531091">
                <text:p>-3.00066856531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-3.01079699946529">
                <text:p>-3.01079699946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-2.99861927361518">
                <text:p>-2.99861927361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-2.99954464044718">
                <text:p>-2.99954464044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-2.99822274818062">
                <text:p>-2.99822274818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-2.99888364401971">
                <text:p>-2.99888364401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-3.00126370213203">
                <text:p>-3.00126370213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-3.00635876470557">
                <text:p>-3.00635876470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  <table:table-cell office:value-type="float" office:value="-3.00166050532581">
                <text:p>-3.00166050532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-3.00834547325762">
                <text:p>-3.00834547325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-3.0050347970651">
                <text:p>-3.0050347970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-3.01079699946529">
                <text:p>-3.01079699946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-3.05195003739972">
                <text:p>-3.05195003739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-3.01497440657398">
                <text:p>-3.01497440657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-2.99901583525715">
                <text:p>-2.99901583525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">
                <text:p>250</text:p>
              </table:table-cell>
              <table:table-cell office:value-type="float" office:value="-3.29826566968189">
                <text:p>-3.29826566968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">
                <text:p>300</text:p>
              </table:table-cell>
              <table:table-cell office:value-type="float" office:value="-3.02999317428215">
                <text:p>-3.02999317428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">
                <text:p>350</text:p>
              </table:table-cell>
              <table:table-cell office:value-type="float" office:value="-3.00854419410777">
                <text:p>-3.0085441941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">
                <text:p>400</text:p>
              </table:table-cell>
              <table:table-cell office:value-type="float" office:value="-3.1578741642628">
                <text:p>-3.1578741642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-2.99921412965798">
                <text:p>-2.99921412965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  <table:table-cell office:value-type="float" office:value="-4.2532088806094">
                <text:p>-4.2532088806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-2.99789233797215">
                <text:p>-2.99789233797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">
                <text:p>600</text:p>
              </table:table-cell>
              <table:table-cell office:value-type="float" office:value="-3.00702089991329">
                <text:p>-3.00702089991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0">
                <text:p>650</text:p>
              </table:table-cell>
              <table:table-cell office:value-type="float" office:value="-3.00841171253068">
                <text:p>-3.008411712530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0">
                <text:p>700</text:p>
              </table:table-cell>
              <table:table-cell office:value-type="float" office:value="-3.00609393888608">
                <text:p>-3.00609393888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0">
                <text:p>750</text:p>
              </table:table-cell>
              <table:table-cell office:value-type="float" office:value="-3.21050235073745">
                <text:p>-3.21050235073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">
                <text:p>800</text:p>
              </table:table-cell>
              <table:table-cell office:value-type="float" office:value="-3.0992423440271">
                <text:p>-3.0992423440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0">
                <text:p>850</text:p>
              </table:table-cell>
              <table:table-cell office:value-type="float" office:value="-2.98878292338133">
                <text:p>-2.98878292338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0">
                <text:p>900</text:p>
              </table:table-cell>
              <table:table-cell office:value-type="float" office:value="-3.0895806163069">
                <text:p>-3.08958061630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0">
                <text:p>950</text:p>
              </table:table-cell>
              <table:table-cell office:value-type="float" office:value="-4.46769208858975">
                <text:p>-4.46769208858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